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3">
      <style:text-properties officeooo:paragraph-rsid="00002913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029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Rainfall Prediction Using Back Propagation Neural Networks for the years 1991 – 2007</text:h>
      <text:p text:style-name="P1"/>
      <text:h text:style-name="P2" text:outline-level="3"><text:span text:style-name="T1">January</text:span></text:h>
      <text:h text:style-name="Heading_20_3" text:outline-level="3">February</text:h>
      <text:h text:style-name="Heading_20_3" text:outline-level="3">March</text:h>
      <text:h text:style-name="Heading_20_3" text:outline-level="3">April</text:h>
      <text:h text:style-name="Heading_20_3" text:outline-level="3">May</text:h>
      <text:h text:style-name="Heading_20_3" text:outline-level="3">June</text:h>
      <text:h text:style-name="Heading_20_3" text:outline-level="3">July</text:h>
      <text:h text:style-name="Heading_20_3" text:outline-level="3">August</text:h>
      <text:h text:style-name="Heading_20_3" text:outline-level="3">September</text:h>
      <text:h text:style-name="Heading_20_3" text:outline-level="3">October</text:h>
      <text:h text:style-name="Heading_20_3" text:outline-level="3">November</text:h>
      <text:h text:style-name="Heading_20_3" text:outline-level="3">Decembe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6:11:23.148436414</meta:creation-date>
    <dc:date>2018-04-18T16:16:23.194001042</dc:date>
    <meta:editing-duration>PT5M</meta:editing-duration>
    <meta:editing-cycles>1</meta:editing-cycles>
    <meta:document-statistic meta:table-count="0" meta:image-count="0" meta:object-count="0" meta:page-count="1" meta:paragraph-count="13" meta:word-count="24" meta:character-count="158" meta:non-whitespace-character-count="146"/>
    <meta:generator>LibreOffice/5.1.6.2$Linux_X86_64 LibreOffice_project/10m0$Build-2</meta:generator>
  </office:meta>
</office:document-meta>
</file>